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70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70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7"><text:soft-page-break/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<text:soft-page-break/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mend<text:tab/>equ 0</text:p>
      <text:p text:style-name="P13"><text:soft-page-break/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oldclock<text:tab/>defb 0</text:p>
      <text:p text:style-name="P13"><text:soft-page-break/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10T14:31:30.096402823</dc:date>
    <meta:editing-duration>P3DT11H33M51S</meta:editing-duration>
    <meta:editing-cycles>248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